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fo:padding="0cm" fo:border="none"/>
      <style:text-properties style:use-window-font-color="true" style:font-name="Apple Garamond Light" fo:font-size="12pt" fo:font-weight="normal" style:font-name-asian="DejaVu Sans" style:font-size-asian="10.5pt" style:font-weight-asian="normal" style:font-name-complex="Tahoma" style:font-size-complex="12pt" style:font-weight-complex="normal"/>
    </style:style>
    <style:style style:name="P2" style:family="paragraph" style:parent-style-name="Text_20_body">
      <style:paragraph-properties fo:text-align="justify" style:justify-single-word="false" fo:padding="0cm" fo:border="none"/>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P3" style:family="paragraph" style:parent-style-name="Text_20_body">
      <style:paragraph-properties fo:text-align="justify" style:justify-single-word="false" fo:padding="0cm" fo:border="none"/>
      <style:text-properties style:font-name="Times New Roman" fo:font-size="12pt" style:font-size-asian="10.5pt" style:font-size-complex="12pt"/>
    </style:style>
    <style:style style:name="P4" style:family="paragraph" style:parent-style-name="Text_20_body">
      <style:paragraph-properties fo:text-align="justify" style:justify-single-word="false" fo:break-before="page" fo:padding="0cm" fo:border="none"/>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P5" style:family="paragraph" style:parent-style-name="Heading_20_1">
      <style:paragraph-properties fo:margin-top="0.423cm" fo:margin-bottom="0.212cm" fo:padding="0cm" fo:border="none"/>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T1" style:family="text">
      <style:text-properties style:use-window-font-color="true" fo:font-weight="normal" style:font-name-asian="DejaVu Sans" style:font-weight-asian="normal" style:font-name-complex="Tahoma" style:font-weight-complex="normal"/>
    </style:style>
    <style:style style:name="T2" style:family="text">
      <style:text-properties fo:color="#ff0000" fo:font-weight="normal" style:font-name-asian="DejaVu Sans" style:font-weight-asian="normal" style:font-name-complex="Tahoma" style:font-weight-complex="normal"/>
    </style:style>
    <style:style style:name="T3" style:family="text">
      <style:text-properties style:font-name="Times New Roman"/>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 love Ruby</text:h>
      <text:p text:style-name="P1"><draw:frame draw:style-name="fr1" draw:name="graphics10" text:anchor-type="paragraph" svg:width="16.933cm" svg:height="0.132cm" draw:z-index="0"><draw:image xlink:href="../../../../../../usr/lib/openoffice/basis3.2/share/gallery/rulers/blurulr6.gif" xlink:type="simple" xlink:show="embed" xlink:actuate="onLoad"/></draw:frame></text:p>
      <text:p text:style-name="P3"><text:span text:style-name="T1">Ruby is easy to learn programming language, it was invented by a guy named Matz in Japan. Ruby is a free software and can be used by any one for no cost. Ruby's popularity was initially confined to Japan, later it slowly trickled out to rest of the world. Things changed with the emergence of Ruby on Rails which is a popular web-development framework thats written with Ruby</text:span><text:span text:style-name="T2">.</text:span></text:p>
      <text:p text:style-name="P2">I was thrilled when I started to program in Ruby. One of the first application that I created was a student ranking software for my mom who is a teacher. I was able to write the console based application in just 32 lines. This opened my eyes and made me realize the power of Ruby. The language was simple, easy to learn and nearly perfect. Currently I am an amateur Ruby on Rails programmer.</text:p>
      <text:p text:style-name="P1"><text:span text:style-name="T3">This book is written for Ubuntu GNU Linux users, its because I think Ubuntu will conquer desktops of programmers in near <text:s/>future. Almost all who have Debian 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text:span text:style-name="T3">http://ruby-lang.org</text:span></text:a><text:span text:style-name="T3"> to learn and to get started with Ruby.</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2-02T17:13:00</meta:creation-date>
    <meta:generator>OpenOffice.org/3.2$Linux OpenOffice.org_project/320m12$Build-9483</meta:generator>
    <dc:date>2010-10-05T10:21:18</dc:date>
    <dc:creator>Karthikeyan K</dc:creator>
    <meta:editing-duration>PT00H02M38S</meta:editing-duration>
    <meta:editing-cycles>5</meta:editing-cycles>
    <meta:document-statistic meta:table-count="0" meta:image-count="1" meta:object-count="0" meta:page-count="2" meta:paragraph-count="4" meta:word-count="229" meta:character-count="1267"/>
  </office:meta>
</office:document-meta>
</file>